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4AD6F094.png" manifest:media-type="image/png"/>
  <manifest:file-entry manifest:full-path="Pictures/100000010000001A0000001A53571996.png" manifest:media-type="image/png"/>
  <manifest:file-entry manifest:full-path="Pictures/1000000100000021000000088088AFEF.png" manifest:media-type="image/png"/>
  <manifest:file-entry manifest:full-path="Pictures/10000001000000080000002150C19F04.png" manifest:media-type="image/png"/>
  <manifest:file-entry manifest:full-path="Pictures/100000010000004D0000008B888416C8.png" manifest:media-type="image/png"/>
  <manifest:file-entry manifest:full-path="Pictures/100000010000004100000019160D6E66.png" manifest:media-type="image/png"/>
  <manifest:file-entry manifest:full-path="Pictures/100000010000004E0000001947AC4CED.png" manifest:media-type="image/png"/>
  <manifest:file-entry manifest:full-path="Pictures/1000000100000021000000082DB946E1.png" manifest:media-type="image/png"/>
  <manifest:file-entry manifest:full-path="Pictures/100000010000009E000000BDC9B8ABD2.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loext:decorative="false"/>
    </style:style>
    <style:style style:name="gr3"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gr4"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loext:decorative="false"/>
    </style:style>
    <style:style style:name="gr5"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loext:decorative="false"/>
    </style:style>
    <style:style style:name="gr6"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loext:decorative="false"/>
    </style:style>
    <style:style style:name="gr7"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loext:decorative="false"/>
    </style:style>
    <style:style style:name="gr8"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loext:decorative="fals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loext:decorative="fals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loext:decorative="false"/>
    </style:style>
    <style:style style:name="gr11"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loext:decorative="false"/>
    </style:style>
    <style:style style:name="gr12"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loext:decorative="false"/>
    </style:style>
    <style:style style:name="gr13" style:family="graphic" style:parent-style-name="Object_20_with_20_no_20_fill_20_and_20_no_20_line">
      <style:graphic-properties draw:stroke="none" draw:fill="solid" draw:fill-color="#000000" draw:textarea-horizontal-align="center" draw:textarea-vertical-align="middle" draw:shadow="hidden" loext:decorative="false"/>
    </style:style>
    <style:style style:name="pr1" style:family="presentation" style:parent-style-name="Yellow_20_Idea-title">
      <style:graphic-properties fo:min-height="2.507cm" loext:decorative="false"/>
      <style:paragraph-properties style:writing-mode="lr-tb"/>
    </style:style>
    <style:style style:name="pr2" style:family="presentation" style:parent-style-name="Yellow_20_Idea-notes">
      <style:graphic-properties draw:fill-color="#ffffff" draw:auto-grow-height="true" fo:min-height="14cm" loext:decorative="false"/>
      <style:paragraph-properties style:writing-mode="lr-tb"/>
    </style:style>
    <style:style style:name="pr3" style:family="presentation" style:parent-style-name="Description-subtitle">
      <style:graphic-properties draw:fill-color="#ffffff" fo:min-height="3.1cm" loext:decorative="false"/>
      <style:paragraph-properties style:writing-mode="lr-tb"/>
    </style:style>
    <style:style style:name="pr4" style:family="presentation" style:parent-style-name="Description-notes">
      <style:graphic-properties draw:fill-color="#ffffff" draw:auto-grow-height="true" fo:min-height="14cm" loext:decorative="false"/>
      <style:paragraph-properties style:writing-mode="lr-tb"/>
    </style:style>
    <style:style style:name="pr5" style:family="presentation" style:parent-style-name="Title-title">
      <style:graphic-properties fo:min-height="1.923cm" loext:decorative="false"/>
      <style:paragraph-properties style:writing-mode="lr-tb"/>
    </style:style>
    <style:style style:name="pr6" style:family="presentation" style:parent-style-name="Title-subtitle">
      <style:graphic-properties draw:fill-color="#ffffff" fo:min-height="1.729cm" loext:decorative="false"/>
      <style:paragraph-properties style:writing-mode="lr-tb"/>
    </style:style>
    <style:style style:name="pr7" style:family="presentation" style:parent-style-name="Title-title">
      <style:graphic-properties fo:min-height="6.245cm" loext:decorative="false"/>
      <style:paragraph-properties style:writing-mode="lr-tb"/>
    </style:style>
    <style:style style:name="pr8" style:family="presentation" style:parent-style-name="Title-notes">
      <style:graphic-properties draw:fill-color="#ffffff" draw:auto-grow-height="true" fo:min-height="14cm" loext:decorative="false"/>
      <style:paragraph-properties style:writing-mode="lr-tb"/>
    </style:style>
    <style:style style:name="pr9" style:family="presentation" style:parent-style-name="Contens-title">
      <style:graphic-properties fo:min-height="0.865cm" loext:decorative="false"/>
      <style:paragraph-properties style:writing-mode="lr-tb"/>
    </style:style>
    <style:style style:name="pr10" style:family="presentation" style:parent-style-name="Contens-subtitle">
      <style:graphic-properties draw:fill-color="#ffffff" fo:min-height="3.1cm" loext:decorative="false"/>
      <style:paragraph-properties style:writing-mode="lr-tb"/>
    </style:style>
    <style:style style:name="pr11" style:family="presentation" style:parent-style-name="Contens-subtitle">
      <style:graphic-properties draw:fill-color="#ffffff" fo:min-height="3.175cm" loext:decorative="false"/>
      <style:paragraph-properties style:writing-mode="lr-tb"/>
    </style:style>
    <style:style style:name="pr12" style:family="presentation" style:parent-style-name="Contens-notes">
      <style:graphic-properties draw:fill-color="#ffffff" draw:auto-grow-height="true" fo:min-height="14cm" loext:decorative="false"/>
      <style:paragraph-properties style:writing-mode="lr-tb"/>
    </style:style>
    <style:style style:name="pr13" style:family="presentation" style:parent-style-name="Article1-title">
      <style:graphic-properties fo:min-height="1.343cm" loext:decorative="false"/>
      <style:paragraph-properties style:writing-mode="lr-tb"/>
    </style:style>
    <style:style style:name="pr14" style:family="presentation" style:parent-style-name="Article1-title">
      <style:graphic-properties fo:min-height="0.865cm" loext:decorative="false"/>
      <style:paragraph-properties style:writing-mode="lr-tb"/>
    </style:style>
    <style:style style:name="pr15" style:family="presentation" style:parent-style-name="Article1-subtitle">
      <style:graphic-properties draw:fill-color="#ffffff" fo:min-height="4.033cm" loext:decorative="false"/>
      <style:paragraph-properties style:writing-mode="lr-tb"/>
    </style:style>
    <style:style style:name="pr16" style:family="presentation" style:parent-style-name="Article1-title">
      <style:graphic-properties fo:min-height="2.685cm" draw:shadow="visible" draw:shadow-offset-x="0.071cm" draw:shadow-offset-y="0.071cm" draw:shadow-color="#e8a202" loext:shadow-blur="0.212cm" loext:decorative="false"/>
      <style:paragraph-properties style:writing-mode="lr-tb"/>
    </style:style>
    <style:style style:name="pr17" style:family="presentation" style:parent-style-name="Article1-notes">
      <style:graphic-properties draw:fill-color="#ffffff" draw:auto-grow-height="true" fo:min-height="14cm" loext:decorative="false"/>
      <style:paragraph-properties style:writing-mode="lr-tb"/>
    </style:style>
    <style:style style:name="pr18" style:family="presentation" style:parent-style-name="Article2-title">
      <style:graphic-properties fo:min-height="0.896cm" loext:decorative="false"/>
      <style:paragraph-properties style:writing-mode="lr-tb"/>
    </style:style>
    <style:style style:name="pr19" style:family="presentation" style:parent-style-name="Article2-title">
      <style:graphic-properties fo:min-height="1.503cm" loext:decorative="false"/>
      <style:paragraph-properties style:writing-mode="lr-tb"/>
    </style:style>
    <style:style style:name="pr20" style:family="presentation" style:parent-style-name="Article2-subtitle">
      <style:graphic-properties draw:fill-color="#ffffff" fo:min-height="5.291cm" loext:decorative="false"/>
      <style:paragraph-properties style:writing-mode="lr-tb"/>
    </style:style>
    <style:style style:name="pr21" style:family="presentation" style:parent-style-name="Article2-subtitle">
      <style:graphic-properties draw:fill-color="#ffffff" fo:min-height="7.936cm" loext:decorative="false"/>
      <style:paragraph-properties style:writing-mode="lr-tb"/>
    </style:style>
    <style:style style:name="pr22" style:family="presentation" style:parent-style-name="Article2-title">
      <style:graphic-properties fo:min-height="1.343cm" loext:decorative="false"/>
      <style:paragraph-properties style:writing-mode="lr-tb"/>
    </style:style>
    <style:style style:name="pr23" style:family="presentation" style:parent-style-name="Article2-notes">
      <style:graphic-properties draw:fill-color="#ffffff" draw:auto-grow-height="true" fo:min-height="14cm" loext:decorative="false"/>
      <style:paragraph-properties style:writing-mode="lr-tb"/>
    </style:style>
    <style:style style:name="pr24" style:family="presentation" style:parent-style-name="Infographic1-subtitle">
      <style:graphic-properties draw:fill-color="#ffffff" fo:min-height="5.001cm" loext:decorative="false"/>
      <style:paragraph-properties style:writing-mode="lr-tb"/>
    </style:style>
    <style:style style:name="pr25" style:family="presentation" style:parent-style-name="Infographic1-title">
      <style:graphic-properties fo:min-height="1.343cm" loext:decorative="false"/>
      <style:paragraph-properties style:writing-mode="lr-tb"/>
    </style:style>
    <style:style style:name="pr26" style:family="presentation" style:parent-style-name="Infographic1-notes">
      <style:graphic-properties draw:fill-color="#ffffff" draw:auto-grow-height="true" fo:min-height="14cm" loext:decorative="false"/>
      <style:paragraph-properties style:writing-mode="lr-tb"/>
    </style:style>
    <style:style style:name="pr27" style:family="presentation" style:parent-style-name="Infographic3-subtitle">
      <style:graphic-properties draw:fill-color="#ffffff" fo:min-height="2.117cm" loext:decorative="false"/>
      <style:paragraph-properties style:writing-mode="lr-tb"/>
    </style:style>
    <style:style style:name="pr28" style:family="presentation" style:parent-style-name="Infographic3-title">
      <style:graphic-properties fo:min-height="1.343cm" loext:decorative="false"/>
      <style:paragraph-properties style:writing-mode="lr-tb"/>
    </style:style>
    <style:style style:name="pr29" style:family="presentation" style:parent-style-name="Infographic3-notes">
      <style:graphic-properties draw:fill-color="#ffffff" draw:auto-grow-height="true" fo:min-height="14cm" loext:decorative="false"/>
      <style:paragraph-properties style:writing-mode="lr-tb"/>
    </style:style>
    <style:style style:name="pr30" style:family="presentation" style:parent-style-name="End-title">
      <style:graphic-properties fo:min-height="1.923cm" loext:decorative="false"/>
      <style:paragraph-properties style:writing-mode="lr-tb"/>
    </style:style>
    <style:style style:name="pr31" style:family="presentation" style:parent-style-name="End-title">
      <style:graphic-properties fo:min-height="1.843cm" loext:decorative="false"/>
      <style:paragraph-properties style:writing-mode="lr-tb"/>
    </style:style>
    <style:style style:name="pr32" style:family="presentation" style:parent-style-name="End-notes">
      <style:graphic-properties draw:fill-color="#ffffff" draw:auto-grow-height="true" fo:min-height="14cm" loext:decorative="false"/>
      <style:paragraph-properties style:writing-mode="lr-tb"/>
    </style:style>
    <style:style style:name="P1" style:family="paragraph">
      <style:paragraph-properties fo:text-align="start"/>
    </style:style>
    <style:style style:name="P2" style:family="paragraph">
      <style:paragraph-properties fo:text-align="start"/>
      <style:text-properties fo:color="#000000" loext:opacity="100%" style:font-name="Noto Sans" fo:font-size="26pt" fo:font-weight="normal"/>
    </style:style>
    <style:style style:name="P3" style:family="paragraph">
      <loext:graphic-properties draw:fill-color="#ffffff"/>
    </style:style>
    <style:style style:name="P4" style:family="paragraph">
      <style:paragraph-properties fo:margin-top="0.42cm" fo:margin-bottom="0.35cm" fo:text-align="center"/>
      <style:text-properties fo:font-size="10pt" style:font-size-asian="10pt" style:font-size-complex="10pt"/>
    </style:style>
    <style:style style:name="P5" style:family="paragraph">
      <loext:graphic-properties draw:fill-color="#ffffff"/>
      <style:paragraph-properties fo:text-align="center"/>
      <style:text-properties fo:color="#000000" loext:opacity="100%" style:font-name="Noto Sans" fo:font-size="14pt" style:font-size-asian="14pt" style:font-size-complex="14pt"/>
    </style:style>
    <style:style style:name="P6" style:family="paragraph">
      <style:paragraph-properties fo:text-align="start"/>
      <style:text-properties style:font-name="Noto Sans" fo:font-size="40pt" fo:font-weight="normal" style:font-size-asian="40pt" style:font-size-complex="40pt"/>
    </style:style>
    <style:style style:name="P7" style:family="paragraph">
      <style:paragraph-properties fo:margin-top="0.42cm" fo:margin-bottom="0.35cm" fo:text-align="start"/>
      <style:text-properties fo:font-size="10pt" style:font-size-asian="10pt" style:font-size-complex="10pt"/>
    </style:style>
    <style:style style:name="P8" style:family="paragraph">
      <loext:graphic-properties draw:fill-color="#ffffff"/>
      <style:paragraph-properties fo:text-align="start"/>
      <style:text-properties style:font-name="Noto Sans" fo:font-size="12pt" style:font-size-asian="12pt" style:font-size-complex="12pt"/>
    </style:style>
    <style:style style:name="P9" style:family="paragraph">
      <style:paragraph-properties fo:text-align="start"/>
      <style:text-properties fo:color="#ffffff" loext:opacity="100%" style:font-name="Noto Sans" fo:font-size="130pt" fo:font-weight="normal" style:font-size-asian="150pt" style:font-size-complex="150pt"/>
    </style:style>
    <style:style style:name="P10" style:family="paragraph">
      <style:paragraph-properties fo:text-align="start"/>
      <style:text-properties style:font-name="Noto Sans" fo:font-size="18pt" fo:font-weight="normal" style:font-size-asian="18pt" style:font-size-complex="18pt"/>
    </style:style>
    <style:style style:name="P11" style:family="paragraph">
      <loext:graphic-properties draw:fill-color="#ffffff"/>
      <style:paragraph-properties fo:text-align="start"/>
      <style:text-properties style:font-name="Noto Sans" fo:font-size="11pt" style:font-size-asian="11pt" style:font-size-complex="11pt"/>
    </style:style>
    <style:style style:name="P12" style:family="paragraph">
      <loext:graphic-properties draw:fill-color="#ffffff"/>
      <style:text-properties fo:font-size="20pt"/>
    </style:style>
    <style:style style:name="P13" style:family="paragraph">
      <style:paragraph-properties fo:text-align="start"/>
      <style:text-properties style:font-name="Noto Sans" fo:font-size="22pt" style:font-size-asian="22pt" style:font-size-complex="22pt"/>
    </style:style>
    <style:style style:name="P14" style:family="paragraph">
      <style:paragraph-properties fo:text-align="center"/>
    </style:style>
    <style:style style:name="P15" style:family="paragraph">
      <loext:graphic-properties draw:fill-color="#ffffff"/>
      <style:paragraph-properties fo:text-align="center"/>
      <style:text-properties style:font-name="Noto Sans" fo:font-size="12pt" style:font-size-asian="12pt" style:font-size-complex="12pt"/>
    </style:style>
    <style:style style:name="P16" style:family="paragraph">
      <style:text-properties style:use-window-font-color="true" loext:opacity="0%" style:font-name="Noto Sans" fo:font-size="54pt" fo:text-shadow="none" fo:background-color="transparent" style:font-size-asian="28pt" style:font-size-complex="28pt"/>
    </style:style>
    <style:style style:name="P17" style:family="paragraph">
      <style:paragraph-properties fo:text-align="start"/>
      <style:text-properties fo:color="#666666" loext:opacity="100%" style:font-name="Noto Sans" fo:font-size="18pt" style:font-size-asian="18pt" style:font-size-complex="18pt"/>
    </style:style>
    <style:style style:name="P18" style:family="paragraph">
      <style:paragraph-properties fo:text-align="start"/>
      <style:text-properties style:font-name="Noto Sans" fo:font-size="28pt" fo:font-weight="normal" style:font-size-asian="28pt" style:font-size-complex="28pt"/>
    </style:style>
    <style:style style:name="P19" style:family="paragraph">
      <loext:graphic-properties draw:fill="solid" draw:fill-color="#f2c02c"/>
      <style:paragraph-properties fo:text-align="center"/>
      <style:text-properties style:font-name="Noto Sans"/>
    </style:style>
    <style:style style:name="P20" style:family="paragraph">
      <loext:graphic-properties draw:fill="none" draw:fill-color="#f2c02c"/>
      <style:paragraph-properties fo:text-align="center"/>
      <style:text-properties style:font-name="Noto Sans"/>
    </style:style>
    <style:style style:name="P21" style:family="paragraph">
      <style:paragraph-properties fo:text-align="center"/>
      <style:text-properties style:font-name="Noto Sans"/>
    </style:style>
    <style:style style:name="P22" style:family="paragraph">
      <loext:graphic-properties draw:fill="solid" draw:fill-color="#000000"/>
      <style:paragraph-properties fo:text-align="center"/>
      <style:text-properties style:font-name="Noto Sans"/>
    </style:style>
    <style:style style:name="P23" style:family="paragraph">
      <loext:graphic-properties draw:fill-color="#ffffff"/>
      <style:paragraph-properties fo:text-align="start"/>
      <style:text-properties style:font-name="Noto Sans" fo:font-size="10.5pt" style:font-size-asian="10.5pt" style:font-size-complex="10.5pt"/>
    </style:style>
    <style:style style:name="P24" style:family="paragraph">
      <loext:graphic-properties draw:fill="solid" draw:fill-color="#ffffff" draw:opacity="66%"/>
      <style:paragraph-properties fo:text-align="center"/>
      <style:text-properties style:font-name="Noto Sans"/>
    </style:style>
    <style:style style:name="P25" style:family="paragraph">
      <loext:graphic-properties draw:fill="solid" draw:fill-color="#ffffff"/>
      <style:paragraph-properties fo:text-align="center"/>
      <style:text-properties style:font-name="Noto Sans"/>
    </style:style>
    <style:style style:name="P26" style:family="paragraph">
      <loext:graphic-properties draw:fill="solid" draw:fill-color="#ffffff" draw:opacity="42%"/>
      <style:paragraph-properties fo:text-align="center"/>
      <style:text-properties style:font-name="Noto Sans"/>
    </style:style>
    <style:style style:name="P27" style:family="paragraph">
      <loext:graphic-properties draw:fill="solid" draw:fill-color="#ffffff" draw:opacity="87%"/>
      <style:paragraph-properties fo:text-align="center"/>
      <style:text-properties style:font-name="Noto Sans"/>
    </style:style>
    <style:style style:name="P28" style:family="paragraph">
      <style:paragraph-properties fo:text-align="end"/>
    </style:style>
    <style:style style:name="P29" style:family="paragraph">
      <loext:graphic-properties draw:fill-color="#ffffff"/>
      <style:paragraph-properties fo:text-align="end"/>
      <style:text-properties style:font-name="Noto Sans" fo:font-size="11pt" style:font-size-asian="11pt" style:font-size-complex="11pt"/>
    </style:style>
    <style:style style:name="P30" style:family="paragraph">
      <style:paragraph-properties fo:text-align="start"/>
      <style:text-properties style:font-name="Open Sans Condensed" fo:font-size="40pt" fo:font-weight="normal" style:font-size-asian="40pt" style:font-size-complex="40pt"/>
    </style:style>
    <style:style style:name="P31" style:family="paragraph">
      <style:paragraph-properties fo:text-align="start"/>
      <style:text-properties style:font-name="Open Sans Condensed" fo:font-size="15pt" style:font-size-asian="15pt" style:font-size-complex="15pt"/>
    </style:style>
    <style:style style:name="T1" style:family="text">
      <style:text-properties fo:color="#000000" loext:opacity="100%" style:font-name="Noto Sans" fo:font-size="26pt" fo:font-weight="normal"/>
    </style:style>
    <style:style style:name="T2" style:family="text">
      <style:text-properties fo:color="#000000" loext:opacity="100%" style:font-name="Noto Sans" fo:font-size="14pt" style:font-size-asian="14pt" style:font-size-complex="14pt"/>
    </style:style>
    <style:style style:name="T3" style:family="text">
      <style:text-properties style:font-name="Noto Sans" fo:font-size="40pt" fo:font-weight="normal" style:font-size-asian="40pt" style:font-size-complex="40pt"/>
    </style:style>
    <style:style style:name="T4" style:family="text">
      <style:text-properties style:font-name="Noto Sans" fo:font-size="12pt" style:font-size-asian="12pt" style:font-size-complex="12pt"/>
    </style:style>
    <style:style style:name="T5" style:family="text">
      <style:text-properties fo:color="#000000" loext:opacity="100%" style:font-name="Noto Sans" fo:font-size="130pt" fo:font-weight="normal" style:font-size-asian="150pt" style:font-size-complex="150pt"/>
    </style:style>
    <style:style style:name="T6" style:family="text">
      <style:text-properties style:font-name="Noto Sans" fo:font-size="10pt" style:font-size-asian="10pt" style:font-size-complex="10pt"/>
    </style:style>
    <style:style style:name="T7" style:family="text">
      <style:text-properties style:font-name="Noto Sans" fo:font-size="10pt" fo:font-weight="bold" style:font-size-asian="10pt" style:font-weight-asian="bold" style:font-size-complex="10pt" style:font-weight-complex="bold"/>
    </style:style>
    <style:style style:name="T8" style:family="text">
      <style:text-properties style:font-name="Noto Sans" fo:font-size="18pt" fo:font-weight="normal" style:font-size-asian="18pt" style:font-size-complex="18pt"/>
    </style:style>
    <style:style style:name="T9" style:family="text">
      <style:text-properties style:font-name="Noto Sans" fo:font-size="11pt" style:font-size-asian="11pt" style:font-size-complex="11pt"/>
    </style:style>
    <style:style style:name="T10" style:family="text">
      <style:text-properties style:font-name="Noto Sans" fo:font-size="22pt" style:font-size-asian="22pt" style:font-size-complex="22pt"/>
    </style:style>
    <style:style style:name="T11" style:family="text">
      <style:text-properties style:use-window-font-color="true" loext:opacity="0%" style:font-name="Noto Sans" fo:font-size="54pt" fo:text-shadow="none" fo:background-color="transparent" style:font-size-asian="28pt" style:font-size-complex="28pt"/>
    </style:style>
    <style:style style:name="T12" style:family="text">
      <style:text-properties fo:color="#666666" loext:opacity="100%" style:font-name="Noto Sans" fo:font-size="18pt" style:font-size-asian="18pt" style:font-size-complex="18pt"/>
    </style:style>
    <style:style style:name="T13" style:family="text">
      <style:text-properties style:font-name="Noto Sans" fo:font-size="28pt" fo:font-weight="normal" style:font-size-asian="28pt" style:font-size-complex="28pt"/>
    </style:style>
    <style:style style:name="T14" style:family="text">
      <style:text-properties style:font-name="Noto Sans" fo:font-size="10.5pt" style:font-size-asian="10.5pt" style:font-size-complex="10.5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1">
        <draw:frame presentation:style-name="pr1" draw:text-style-name="P2" draw:layer="layout" svg:width="10.792cm" svg:height="2.507cm" svg:x="13.825cm" svg:y="6.851cm" presentation:class="title" presentation:user-transformed="true">
          <draw:text-box>
            <text:p text:style-name="P1"><text:span text:style-name="T1">Networking !</text:span></text:p>
          </draw:text-box>
        </draw:frame>
        <presentation:notes draw:style-name="dp2">
          <draw:page-thumbnail draw:style-name="gr1" draw:layer="layout" svg:width="17cm" svg:height="9.56cm" svg:x="2cm" svg:y="2.5cm" draw:page-number="1" presentation:class="page"/>
          <draw:frame presentation:style-name="pr2" draw:text-style-name="P3" draw:layer="layout" svg:width="17cm" svg:height="14cm" svg:x="2cm" svg:y="13cm" presentation:class="notes" presentation:placeholder="true">
            <draw:text-box/>
          </draw:frame>
        </presentation:notes>
      </draw:page>
      <draw:page draw:name="page2" draw:style-name="dp1" draw:master-page-name="Description" presentation:presentation-page-layout-name="AL1T1">
        <draw:frame presentation:style-name="pr3" draw:text-style-name="P5" draw:layer="layout" svg:width="12.744cm" svg:height="3.1cm" svg:x="8.254cm" svg:y="5.745cm">
          <draw:text-box>
            <text:p text:style-name="P4"><text:span text:style-name="T2">Il computer networking è la branca dell’informatica che si occupa dell’ideazione, architettura, creazione, manutenzione e sicurezza delle reti informatiche.</text:span></text:p>
          </draw:text-box>
        </draw:frame>
        <presentation:notes draw:style-name="dp2">
          <draw:page-thumbnail draw:style-name="gr1" draw:layer="layout" svg:width="17cm" svg:height="9.56cm" svg:x="2cm" svg:y="2.5cm" draw:page-number="2" presentation:class="page"/>
          <draw:frame presentation:style-name="pr4" draw:text-style-name="P3" draw:layer="layout" svg:width="17cm" svg:height="14cm" svg:x="2cm" svg:y="13cm" presentation:class="notes" presentation:placeholder="true">
            <draw:text-box/>
          </draw:frame>
        </presentation:notes>
      </draw:page>
      <draw:page draw:name="page3" draw:style-name="dp1" draw:master-page-name="Title" presentation:presentation-page-layout-name="AL1T1">
        <draw:frame presentation:style-name="pr5" draw:text-style-name="P6" draw:layer="layout" svg:width="12.192cm" svg:height="1.923cm" svg:x="11.663cm" svg:y="5.844cm" presentation:class="title" presentation:user-transformed="true">
          <draw:text-box>
            <text:p text:style-name="P1"><text:span text:style-name="T3">Cosa e’ una rete</text:span></text:p>
          </draw:text-box>
        </draw:frame>
        <draw:frame presentation:style-name="pr6" draw:text-style-name="P8" draw:layer="layout" svg:width="11.176cm" svg:height="1.729cm" svg:x="11.663cm" svg:y="7.806cm">
          <draw:text-box>
            <text:p text:style-name="P7"><text:span text:style-name="T4">Un minimo di due blocchi di base, detti nodi o dispositivi costituiscono una rete.</text:span></text:p>
          </draw:text-box>
        </draw:frame>
        <draw:frame presentation:style-name="pr7" draw:text-style-name="P9" draw:layer="layout" svg:width="5.84cm" svg:height="6.245cm" svg:x="5.773cm" svg:y="4.284cm" presentation:class="title" presentation:user-transformed="true">
          <draw:text-box>
            <text:p text:style-name="P1"><text:span text:style-name="T5">01</text:span></text:p>
          </draw:text-box>
        </draw:frame>
        <presentation:notes draw:style-name="dp2">
          <draw:page-thumbnail draw:style-name="gr1" draw:layer="layout" svg:width="17cm" svg:height="9.56cm" svg:x="2cm" svg:y="2.5cm" draw:page-number="3" presentation:class="page"/>
          <draw:frame presentation:style-name="pr8" draw:text-style-name="P3" draw:layer="layout" svg:width="17cm" svg:height="14cm" svg:x="2cm" svg:y="13cm" presentation:class="notes" presentation:placeholder="true">
            <draw:text-box/>
          </draw:frame>
        </presentation:notes>
      </draw:page>
      <draw:page draw:name="page4" draw:style-name="dp1" draw:master-page-name="Title" presentation:presentation-page-layout-name="AL1T1">
        <draw:frame presentation:style-name="pr6" draw:text-style-name="P8" draw:layer="layout" svg:width="11.176cm" svg:height="4.549cm" svg:x="11.663cm" svg:y="6.396cm">
          <draw:text-box>
            <text:p text:style-name="P7"><text:span text:style-name="T6">Attraverso una </text:span><text:span text:style-name="T7">rete </text:span><text:span text:style-name="T6">si puo’ inviare un </text:span><text:span text:style-name="T7">messaggio </text:span><text:span text:style-name="T6">– o codice – </text:span><text:span text:style-name="T6">mediante due tipi di tecniche di commutazione:</text:span></text:p>
            <text:p text:style-name="P7"><text:span text:style-name="T6">di </text:span><text:span text:style-name="T7">circuito</text:span><text:span text:style-name="T6">, caratterizzata da un collegamento stabile tra due utenti, </text:span><text:span text:style-name="T6">per tutta la durata della comunicazione;</text:span></text:p>
            <text:p text:style-name="P7"><text:span text:style-name="T6">di </text:span><text:span text:style-name="T7">pacchetto</text:span><text:span text:style-name="T6">, quando più utenti inviano simultaneamente </text:span><text:span text:style-name="T6">informazioni attraverso la rete, servendosi dello stesso canale </text:span><text:span text:style-name="T6">trasmissivo.</text:span></text:p>
            <text:p text:style-name="P7"><text:span text:style-name="T6"/></text:p>
          </draw:text-box>
        </draw:frame>
        <presentation:notes draw:style-name="dp1">
          <draw:page-thumbnail draw:style-name="gr1" draw:layer="layout" svg:width="17cm" svg:height="9.56cm" svg:x="2cm" svg:y="2.5cm" draw:page-number="4" presentation:class="page"/>
          <draw:frame presentation:style-name="pr8" draw:text-style-name="P3" draw:layer="layout" svg:width="17cm" svg:height="14cm" svg:x="2cm" svg:y="13cm" presentation:class="notes" presentation:placeholder="true">
            <draw:text-box/>
          </draw:frame>
        </presentation:notes>
      </draw:page>
      <draw:page draw:name="page5" draw:style-name="dp1" draw:master-page-name="Title" presentation:presentation-page-layout-name="AL1T1">
        <draw:frame presentation:style-name="pr5" draw:text-style-name="P6" draw:layer="layout" svg:width="12.192cm" svg:height="1.923cm" svg:x="11.663cm" svg:y="5.844cm" presentation:class="title" presentation:user-transformed="true">
          <draw:text-box>
            <text:p text:style-name="P1"><text:span text:style-name="T3">Cosa e’ una rete</text:span></text:p>
          </draw:text-box>
        </draw:frame>
        <draw:frame presentation:style-name="pr6" draw:text-style-name="P8" draw:layer="layout" svg:width="11.176cm" svg:height="1.729cm" svg:x="11.663cm" svg:y="7.806cm">
          <draw:text-box>
            <text:p text:style-name="P7"><text:span text:style-name="T4">Un minimo di due blocchi di base, detti nodi o dispositivi costituiscono una rete.</text:span></text:p>
          </draw:text-box>
        </draw:frame>
        <draw:frame presentation:style-name="pr7" draw:text-style-name="P9" draw:layer="layout" svg:width="5.84cm" svg:height="6.245cm" svg:x="5.773cm" svg:y="4.284cm" presentation:class="title" presentation:user-transformed="true">
          <draw:text-box>
            <text:p text:style-name="P1"><text:span text:style-name="T5">01</text:span></text:p>
          </draw:text-box>
        </draw:frame>
        <presentation:notes draw:style-name="dp1">
          <draw:page-thumbnail draw:style-name="gr1" draw:layer="layout" svg:width="17cm" svg:height="9.56cm" svg:x="2cm" svg:y="2.5cm" draw:page-number="5" presentation:class="page"/>
          <draw:frame presentation:style-name="pr8" draw:text-style-name="P3" draw:layer="layout" svg:width="17cm" svg:height="14cm" svg:x="2cm" svg:y="13cm" presentation:class="notes" presentation:placeholder="true">
            <draw:text-box/>
          </draw:frame>
        </presentation:notes>
      </draw:page>
      <draw:page draw:name="page6" draw:style-name="dp1" draw:master-page-name="Title" presentation:presentation-page-layout-name="AL1T1">
        <draw:frame presentation:style-name="pr5" draw:text-style-name="P6" draw:layer="layout" svg:width="12.192cm" svg:height="1.923cm" svg:x="11.663cm" svg:y="5.844cm" presentation:class="title" presentation:user-transformed="true">
          <draw:text-box>
            <text:p text:style-name="P1"><text:span text:style-name="T3">Cosa e’ una rete</text:span></text:p>
          </draw:text-box>
        </draw:frame>
        <draw:frame presentation:style-name="pr6" draw:text-style-name="P8" draw:layer="layout" svg:width="11.176cm" svg:height="1.729cm" svg:x="11.663cm" svg:y="7.806cm">
          <draw:text-box>
            <text:p text:style-name="P7"><text:span text:style-name="T4">Un minimo di due blocchi di base, detti nodi o dispositivi costituiscono una rete.</text:span></text:p>
          </draw:text-box>
        </draw:frame>
        <draw:frame presentation:style-name="pr7" draw:text-style-name="P9" draw:layer="layout" svg:width="5.84cm" svg:height="6.245cm" svg:x="5.773cm" svg:y="4.284cm" presentation:class="title" presentation:user-transformed="true">
          <draw:text-box>
            <text:p text:style-name="P1"><text:span text:style-name="T5">01</text:span></text:p>
          </draw:text-box>
        </draw:frame>
        <presentation:notes draw:style-name="dp1">
          <draw:page-thumbnail draw:style-name="gr1" draw:layer="layout" svg:width="17cm" svg:height="9.56cm" svg:x="2cm" svg:y="2.5cm" draw:page-number="6" presentation:class="page"/>
          <draw:frame presentation:style-name="pr8" draw:text-style-name="P3" draw:layer="layout" svg:width="17cm" svg:height="14cm" svg:x="2cm" svg:y="13cm" presentation:class="notes" presentation:placeholder="true">
            <draw:text-box/>
          </draw:frame>
        </presentation:notes>
      </draw:page>
      <draw:page draw:name="page7" draw:style-name="dp1" draw:master-page-name="Contens" presentation:presentation-page-layout-name="AL1T1">
        <draw:frame presentation:style-name="pr9" draw:text-style-name="P10" draw:layer="layout" svg:width="8.012cm" svg:height="0.865cm" svg:x="6.702cm" svg:y="1.778cm" presentation:class="title" presentation:user-transformed="true">
          <draw:text-box>
            <text:p text:style-name="P1"><text:span text:style-name="T8">Lorem</text:span></text:p>
          </draw:text-box>
        </draw:frame>
        <draw:frame presentation:style-name="pr10" draw:text-style-name="P11" draw:layer="layout" svg:width="8.266cm" svg:height="3.1cm" svg:x="6.702cm" svg:y="2.488cm">
          <draw:text-box>
            <text:p text:style-name="P1"><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9" draw:text-style-name="P10" draw:layer="layout" svg:width="8.012cm" svg:height="0.865cm" svg:x="6.673cm" svg:y="6.35cm" presentation:class="title" presentation:user-transformed="true">
          <draw:text-box>
            <text:p text:style-name="P1"><text:span text:style-name="T8">Ipsum</text:span></text:p>
          </draw:text-box>
        </draw:frame>
        <draw:frame presentation:style-name="pr10" draw:text-style-name="P11" draw:layer="layout" svg:width="8.295cm" svg:height="3.1cm" svg:x="6.673cm" svg:y="7.06cm">
          <draw:text-box>
            <text:p text:style-name="P1"><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9" draw:text-style-name="P10" draw:layer="layout" svg:width="8.012cm" svg:height="0.865cm" svg:x="18.524cm" svg:y="6.25cm" presentation:class="title" presentation:user-transformed="true">
          <draw:text-box>
            <text:p text:style-name="P1"><text:span text:style-name="T8">Dolor</text:span></text:p>
          </draw:text-box>
        </draw:frame>
        <draw:frame presentation:style-name="pr11" draw:text-style-name="P11" draw:layer="layout" svg:width="8.128cm" svg:height="3.175cm" svg:x="18.524cm" svg:y="7.123cm">
          <draw:text-box>
            <text:p text:style-name="P1"><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9" draw:text-style-name="P10" draw:layer="layout" svg:width="8.012cm" svg:height="0.865cm" svg:x="18.524cm" svg:y="10.722cm" presentation:class="title" presentation:user-transformed="true">
          <draw:text-box>
            <text:p text:style-name="P1"><text:span text:style-name="T8">Sit</text:span></text:p>
          </draw:text-box>
        </draw:frame>
        <draw:frame presentation:style-name="pr11" draw:text-style-name="P11" draw:layer="layout" svg:width="8.128cm" svg:height="3.175cm" svg:x="18.524cm" svg:y="11.695cm">
          <draw:text-box>
            <text:p text:style-name="P1"><text:span text:style-name="T9">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1" draw:layer="layout" svg:width="17cm" svg:height="9.56cm" svg:x="2cm" svg:y="2.5cm" draw:page-number="7" presentation:class="page"/>
          <draw:frame presentation:style-name="pr12" draw:text-style-name="P12" draw:layer="layout" svg:width="17cm" svg:height="14cm" svg:x="2cm" svg:y="13cm" presentation:class="notes" presentation:placeholder="true">
            <draw:text-box/>
          </draw:frame>
        </presentation:notes>
      </draw:page>
      <draw:page draw:name="page8" draw:style-name="dp1" draw:master-page-name="Article1" presentation:presentation-page-layout-name="AL1T1">
        <draw:frame presentation:style-name="pr13" draw:text-style-name="P13" draw:layer="layout" svg:width="7.549cm" svg:height="1.343cm" svg:x="2.23cm" svg:y="0.283cm" presentation:class="title" presentation:user-transformed="true">
          <draw:text-box>
            <text:p text:style-name="P1"><text:span text:style-name="T10">Dolor Sit</text:span></text:p>
          </draw:text-box>
        </draw:frame>
        <draw:frame presentation:style-name="pr14" draw:text-style-name="P10" draw:layer="layout" svg:width="5.334cm" svg:height="0.865cm" svg:x="11.685cm" svg:y="7.268cm" presentation:class="title" presentation:user-transformed="true">
          <draw:text-box>
            <text:p text:style-name="P1"><text:span text:style-name="T8">Ipsum</text:span></text:p>
          </draw:text-box>
        </draw:frame>
        <draw:frame presentation:style-name="pr15" draw:text-style-name="P15" draw:layer="layout" svg:width="6.604cm" svg:height="4.033cm" svg:x="10.923cm" svg:y="8.209cm">
          <draw:text-box>
            <text:p text:style-name="P14"><text:span text:style-name="T4">Lorem ipsum dolor sit amet, consectetur adipiscing elit. In mollis dictum volutpat. Donec bibendum magna vel risus consectetur, sit amet aliquet est ullamcorper. Praesent ullamcorper faucibus imperdiet.</text:span></text:p>
          </draw:text-box>
        </draw:frame>
        <draw:frame presentation:style-name="pr14" draw:text-style-name="P10" draw:layer="layout" svg:width="5.334cm" svg:height="0.865cm" svg:x="18.797cm" svg:y="7.198cm" presentation:class="title" presentation:user-transformed="true">
          <draw:text-box>
            <text:p text:style-name="P1"><text:span text:style-name="T8">Dolor</text:span></text:p>
          </draw:text-box>
        </draw:frame>
        <draw:frame presentation:style-name="pr15" draw:text-style-name="P15" draw:layer="layout" svg:width="6.604cm" svg:height="4.033cm" svg:x="18.035cm" svg:y="8.139cm">
          <draw:text-box>
            <text:p text:style-name="P14"><text:span text:style-name="T4">Lorem ipsum dolor sit amet, consectetur adipiscing elit. In mollis dictum volutpat. Donec bibendum magna vel risus consectetur, sit amet aliquet est ullamcorper. Praesent ullamcorper faucibus imperdiet.</text:span></text:p>
          </draw:text-box>
        </draw:frame>
        <draw:frame presentation:style-name="pr14" draw:text-style-name="P10" draw:layer="layout" svg:width="5.334cm" svg:height="0.865cm" svg:x="4.319cm" svg:y="7.268cm" presentation:class="title" presentation:user-transformed="true">
          <draw:text-box>
            <text:p text:style-name="P1"><text:span text:style-name="T8">Lorem</text:span></text:p>
          </draw:text-box>
        </draw:frame>
        <draw:frame presentation:style-name="pr15" draw:text-style-name="P15" draw:layer="layout" svg:width="6.604cm" svg:height="4.033cm" svg:x="3.557cm" svg:y="8.209cm">
          <draw:text-box>
            <text:p text:style-name="P14"><text:span text:style-name="T4">Lorem ipsum dolor sit amet, consectetur adipiscing elit. In mollis dictum volutpat. Donec bibendum magna vel risus consectetur, sit amet aliquet est ullamcorper. Praesent ullamcorper faucibus imperdiet.</text:span></text:p>
          </draw:text-box>
        </draw:frame>
        <draw:frame presentation:style-name="pr16" draw:text-style-name="P16" draw:layer="layout" svg:width="18.874cm" svg:height="2.685cm" svg:x="4.5cm" svg:y="1.5cm" presentation:class="title" presentation:user-transformed="true">
          <draw:text-box>
            <text:p><text:span text:style-name="T11">Lorem &amp; Ipsum</text:span></text:p>
          </draw:text-box>
        </draw:frame>
        <presentation:notes draw:style-name="dp2">
          <draw:page-thumbnail draw:style-name="gr1" draw:layer="layout" svg:width="17cm" svg:height="9.56cm" svg:x="2cm" svg:y="2.5cm" draw:page-number="8" presentation:class="page"/>
          <draw:frame presentation:style-name="pr17" draw:text-style-name="P3" draw:layer="layout" svg:width="17cm" svg:height="14cm" svg:x="2cm" svg:y="13cm" presentation:class="notes" presentation:placeholder="true">
            <draw:text-box/>
          </draw:frame>
        </presentation:notes>
      </draw:page>
      <draw:page draw:name="page9" draw:style-name="dp1" draw:master-page-name="Article2" presentation:presentation-page-layout-name="AL1T1">
        <draw:frame presentation:style-name="pr18" draw:text-style-name="P17" draw:layer="layout" svg:width="5.009cm" svg:height="0.896cm" svg:x="2.865cm" svg:y="3.422cm" presentation:class="title" presentation:user-transformed="true">
          <draw:text-box>
            <text:p text:style-name="P1"><text:span text:style-name="T12">Consectetur</text:span></text:p>
          </draw:text-box>
        </draw:frame>
        <draw:frame presentation:style-name="pr19" draw:text-style-name="P18" draw:layer="layout" svg:width="10.792cm" svg:height="1.503cm" svg:x="2.794cm" svg:y="4.9cm" presentation:class="title" presentation:user-transformed="true">
          <draw:text-box>
            <text:p text:style-name="P1"><text:span text:style-name="T13">Lorem &amp; Ipsum</text:span></text:p>
          </draw:text-box>
        </draw:frame>
        <draw:frame presentation:style-name="pr20" draw:text-style-name="P11" draw:layer="layout" svg:width="8.266cm" svg:height="5.291cm" svg:x="2.91cm" svg:y="6.669cm">
          <draw:text-box>
            <text:p text:style-name="P1"><text:span text:style-name="T9">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1" draw:text-style-name="P11" draw:layer="layout" svg:width="8.636cm" svg:height="7.936cm" svg:x="12.446cm" svg:y="6.404cm">
          <draw:text-box>
            <text:p text:style-name="P1"><text:span text:style-name="T9">Lorem ipsum dolor sit amet, consectetur adipiscing elit. In mollis dictum volutpat. Donec bibendum magna vel risus consectetur, sit amet aliquet est ullamcorper. </text:span></text:p>
            <text:p text:style-name="P1"><text:span text:style-name="T9"/></text:p>
            <text:p text:style-name="P1"><text:span text:style-name="T9">Praesent ullamcorper faucibus imperdiet. Donec ex velit, dapibus a euismod rhoncus, pharetra id tellus.</text:span></text:p>
            <text:p text:style-name="P1"><text:span text:style-name="T9"/></text:p>
            <text:p text:style-name="P1"><text:span text:style-name="T9">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2" draw:text-style-name="P13" draw:layer="layout" svg:width="7.549cm" svg:height="1.343cm" svg:x="2.231cm" svg:y="0.284cm" presentation:class="title" presentation:user-transformed="true">
          <draw:text-box>
            <text:p text:style-name="P1"><text:span text:style-name="T10">Dolor Sit</text:span></text:p>
          </draw:text-box>
        </draw:frame>
        <presentation:notes draw:style-name="dp2">
          <draw:page-thumbnail draw:style-name="gr1" draw:layer="layout" svg:width="17cm" svg:height="9.56cm" svg:x="2cm" svg:y="2.5cm" draw:page-number="9" presentation:class="page"/>
          <draw:frame presentation:style-name="pr23" draw:text-style-name="P3" draw:layer="layout" svg:width="17cm" svg:height="14cm" svg:x="2cm" svg:y="13cm" presentation:class="notes" presentation:placeholder="true">
            <draw:text-box/>
          </draw:frame>
        </presentation:notes>
      </draw:page>
      <draw:page draw:name="page10" draw:style-name="dp1" draw:master-page-name="Infographic1" presentation:presentation-page-layout-name="AL1T1">
        <draw:polygon draw:style-name="gr2" draw:text-style-name="P19" draw:layer="layout" svg:width="2.916cm" svg:height="2.915cm" svg:x="3.313cm" svg:y="3.855cm" svg:viewBox="0 0 2917 2916" draw:points="729,2187 0,1458 1458,0 2917,1458 1458,2916">
          <text:p/>
        </draw:polygon>
        <draw:polygon draw:style-name="gr3" draw:text-style-name="P20" draw:layer="layout" svg:width="2.916cm" svg:height="2.916cm" svg:x="3.313cm" svg:y="3.516cm" svg:viewBox="0 0 2917 2917" draw:points="729,2188 0,1458 1458,0 2917,1458 1458,2917">
          <text:p/>
        </draw:polygon>
        <draw:polygon draw:style-name="gr2" draw:text-style-name="P19" draw:layer="layout" svg:width="2.915cm" svg:height="2.915cm" svg:x="7.802cm" svg:y="3.855cm" svg:viewBox="0 0 2916 2916" draw:points="729,2187 0,1458 1458,0 2916,1458 1458,2916">
          <text:p/>
        </draw:polygon>
        <draw:polygon draw:style-name="gr3" draw:text-style-name="P20" draw:layer="layout" svg:width="2.915cm" svg:height="2.916cm" svg:x="7.802cm" svg:y="3.516cm" svg:viewBox="0 0 2916 2917" draw:points="729,2188 0,1458 1458,0 2916,1458 1458,2917">
          <text:p/>
        </draw:polygon>
        <draw:polygon draw:style-name="gr2" draw:text-style-name="P19" draw:layer="layout" svg:width="2.916cm" svg:height="2.915cm" svg:x="12.541cm" svg:y="3.855cm" svg:viewBox="0 0 2917 2916" draw:points="729,2187 0,1458 1458,0 2917,1458 1458,2916">
          <text:p/>
        </draw:polygon>
        <draw:polygon draw:style-name="gr3" draw:text-style-name="P20" draw:layer="layout" svg:width="2.916cm" svg:height="2.916cm" svg:x="12.541cm" svg:y="3.516cm" svg:viewBox="0 0 2917 2917" draw:points="729,2188 0,1458 1458,0 2917,1458 1458,2917">
          <text:p/>
        </draw:polygon>
        <draw:polygon draw:style-name="gr2" draw:text-style-name="P19" draw:layer="layout" svg:width="2.916cm" svg:height="2.915cm" svg:x="17.234cm" svg:y="3.855cm" svg:viewBox="0 0 2917 2916" draw:points="729,2187 0,1458 1458,0 2917,1458 1458,2916">
          <text:p/>
        </draw:polygon>
        <draw:polygon draw:style-name="gr3" draw:text-style-name="P20" draw:layer="layout" svg:width="2.916cm" svg:height="2.916cm" svg:x="17.234cm" svg:y="3.516cm" svg:viewBox="0 0 2917 2917" draw:points="729,2188 0,1458 1458,0 2917,1458 1458,2917">
          <text:p/>
        </draw:polygon>
        <draw:polygon draw:style-name="gr2" draw:text-style-name="P19" draw:layer="layout" svg:width="2.915cm" svg:height="2.915cm" svg:x="22.065cm" svg:y="3.855cm" svg:viewBox="0 0 2916 2916" draw:points="729,2187 0,1458 1458,0 2916,1458 1458,2916">
          <text:p/>
        </draw:polygon>
        <draw:polygon draw:style-name="gr3" draw:text-style-name="P20" draw:layer="layout" svg:width="2.915cm" svg:height="2.916cm" svg:x="22.065cm" svg:y="3.516cm" svg:viewBox="0 0 2916 2917" draw:points="729,2188 0,1458 1458,0 2916,1458 1458,2917">
          <text:p/>
        </draw:polygon>
        <draw:line draw:style-name="gr4" draw:text-style-name="P21" draw:layer="layout" svg:x1="4.771cm" svg:y1="7.738cm" svg:x2="23.523cm" svg:y2="7.738cm">
          <text:p/>
        </draw:line>
        <draw:polygon draw:style-name="gr5" draw:text-style-name="P2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5" draw:text-style-name="P22"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4" draw:text-style-name="P21" draw:layer="layout" svg:x1="9.26cm" svg:y1="7.738cm" svg:x2="9.26cm" svg:y2="10.433cm">
          <text:p/>
        </draw:line>
        <draw:line draw:style-name="gr4" draw:text-style-name="P21" draw:layer="layout" svg:x1="18.692cm" svg:y1="7.738cm" svg:x2="18.692cm" svg:y2="10.433cm">
          <text:p/>
        </draw:line>
        <draw:polygon draw:style-name="gr5" draw:text-style-name="P22"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5" draw:text-style-name="P2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5" draw:text-style-name="P2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6" draw:text-style-name="P22"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6" draw:text-style-name="P22"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6" draw:text-style-name="P22"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6" draw:text-style-name="P22"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6" draw:text-style-name="P22" draw:layer="layout" svg:width="0.057cm" svg:height="0.172cm" svg:x="4.744cm" svg:y="5.001cm" svg:viewBox="0 0 58 173" draw:points="0,0 58,0 58,173 0,173">
          <text:p/>
        </draw:polygon>
        <draw:polygon draw:style-name="gr6" draw:text-style-name="P22" draw:layer="layout" svg:width="0.162cm" svg:height="0.162cm" svg:x="4.639cm" svg:y="4.878cm" svg:viewBox="0 0 163 163" draw:points="143,143 122,163 0,41 40,0 163,123">
          <text:p/>
        </draw:polygon>
        <draw:polygon draw:style-name="gr6" draw:text-style-name="P22" draw:layer="layout" svg:width="0.162cm" svg:height="0.162cm" svg:x="4.744cm" svg:y="4.879cm" svg:viewBox="0 0 163 163" draw:points="143,20 163,41 41,163 0,122 123,0">
          <text:p/>
        </draw:polygon>
        <draw:polygon draw:style-name="gr6" draw:text-style-name="P22" draw:layer="layout" svg:width="0.403cm" svg:height="0.403cm" svg:x="18.742cm" svg:y="5.035cm" svg:viewBox="0 0 404 404" draw:points="351,351 299,404 0,105 105,0 404,299">
          <text:p/>
        </draw:polygon>
        <draw:polygon draw:style-name="gr6" draw:text-style-name="P22"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4" draw:text-style-name="P23" draw:layer="layout" svg:width="4.064cm" svg:height="5.001cm" svg:x="2.789cm" svg:y="8.151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4" draw:text-style-name="P23" draw:layer="layout" svg:width="4.064cm" svg:height="5.001cm" svg:x="7.361cm" svg:y="10.42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4" draw:text-style-name="P23" draw:layer="layout" svg:width="4.064cm" svg:height="5.001cm" svg:x="11.933cm" svg:y="8.08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4" draw:text-style-name="P23" draw:layer="layout" svg:width="4.064cm" svg:height="5.001cm" svg:x="21.585cm" svg:y="8.08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4" draw:text-style-name="P23" draw:layer="layout" svg:width="4.064cm" svg:height="5.001cm" svg:x="16.759cm" svg:y="10.42cm">
          <draw:text-box>
            <text:p text:style-name="P1"><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13" draw:layer="layout" svg:width="7.549cm" svg:height="1.343cm" svg:x="2.22cm" svg:y="0.285cm" presentation:class="title" presentation:user-transformed="true">
          <draw:text-box>
            <text:p text:style-name="P1"><text:span text:style-name="T10">Dolor Sit</text:span></text:p>
          </draw:text-box>
        </draw:frame>
        <presentation:notes draw:style-name="dp2">
          <draw:page-thumbnail draw:style-name="gr1" draw:layer="layout" svg:width="17cm" svg:height="9.56cm" svg:x="2cm" svg:y="2.5cm" draw:page-number="10" presentation:class="page"/>
          <draw:frame presentation:style-name="pr26" draw:text-style-name="P3" draw:layer="layout" svg:width="17cm" svg:height="14cm" svg:x="2cm" svg:y="13cm" presentation:class="notes" presentation:placeholder="true">
            <draw:text-box/>
          </draw:frame>
        </presentation:notes>
      </draw:page>
      <draw:page draw:name="page11" draw:style-name="dp1" draw:master-page-name="Infographic3" presentation:presentation-page-layout-name="AL1T1">
        <draw:polygon draw:style-name="gr7" draw:text-style-name="P24"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8" draw:text-style-name="P25"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9" draw:text-style-name="P26"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0" draw:text-style-name="P27"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1" draw:text-style-name="P21" draw:layer="layout" svg:width="13.677cm" svg:height="1.24cm" svg:x="12.07cm" svg:y="3.612cm" svg:viewBox="0 0 13678 1241" draw:points="0,0 13678,0 13678,1241">
          <text:p/>
        </draw:polyline>
        <draw:line draw:style-name="gr11" draw:text-style-name="P21" draw:layer="layout" svg:x1="23.987cm" svg:y1="6.76cm" svg:x2="17.747cm" svg:y2="6.76cm">
          <text:p/>
        </draw:line>
        <draw:line draw:style-name="gr11" draw:text-style-name="P21" draw:layer="layout" svg:x1="12.07cm" svg:y1="9.737cm" svg:x2="23.674cm" svg:y2="9.737cm">
          <text:p/>
        </draw:line>
        <draw:polyline draw:style-name="gr11" draw:text-style-name="P21" draw:layer="layout" svg:width="8.048cm" svg:height="0.907cm" svg:x="17.698cm" svg:y="12.529cm" svg:viewBox="0 0 8049 908" draw:points="0,908 35,905 113,903 386,900 1317,896 4077,897 8049,908 8049,0">
          <text:p/>
        </draw:polyline>
        <draw:polygon draw:style-name="gr12" draw:text-style-name="P25"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2" draw:text-style-name="P25"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2" draw:text-style-name="P25"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2" draw:text-style-name="P25"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3" draw:text-style-name="P22" draw:layer="layout" svg:width="0.463cm" svg:height="0.674cm" svg:x="24.334cm" svg:y="6.378cm" svg:viewBox="0 0 464 675" draw:points="106,675 0,614 210,250 294,116 291,118 283,121 259,131 146,169 126,64 368,0 464,55">
          <text:p/>
        </draw:polygon>
        <draw:path draw:style-name="gr13" draw:text-style-name="P22"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3" draw:text-style-name="P22"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3" draw:text-style-name="P22"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3" draw:text-style-name="P22"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3" draw:text-style-name="P22"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3" draw:text-style-name="P22" draw:layer="layout" svg:width="0.416cm" svg:height="0.721cm" svg:x="24.016cm" svg:y="9.215cm" svg:viewBox="0 0 417 722" svg:d="M417 514l-66 18 43 159-113 31-43-160-210 56-28-103 80-480 129-35 114 426 65-17zM210 457l-38-142-14-63-14-60-3 1-1 27-2 25-3 24-3 23-32 194z">
          <text:p/>
        </draw:path>
        <draw:path draw:style-name="gr13" draw:text-style-name="P22"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3" draw:text-style-name="P22"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3" draw:text-style-name="P22"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3" draw:text-style-name="P22"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3" draw:text-style-name="P22"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7" draw:text-style-name="P29" draw:layer="layout" svg:width="8.692cm" svg:height="2.266cm" svg:x="3cm" svg:y="2.932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7" draw:text-style-name="P29" draw:layer="layout" svg:width="9.398cm" svg:height="2.117cm" svg:x="7.882cm" svg:y="6.054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7" draw:text-style-name="P29" draw:layer="layout" svg:width="9.398cm" svg:height="2.117cm" svg:x="2.294cm" svg:y="9.102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7" draw:text-style-name="P29" draw:layer="layout" svg:width="9.398cm" svg:height="2.117cm" svg:x="7.882cm" svg:y="12.658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8" draw:text-style-name="P13" draw:layer="layout" svg:width="7.549cm" svg:height="1.343cm" svg:x="2.221cm" svg:y="0.286cm" presentation:class="title" presentation:user-transformed="true">
          <draw:text-box>
            <text:p text:style-name="P1"><text:span text:style-name="T10">Dolor Sit</text:span></text:p>
          </draw:text-box>
        </draw:frame>
        <presentation:notes draw:style-name="dp2">
          <draw:page-thumbnail draw:style-name="gr1" draw:layer="layout" svg:width="17cm" svg:height="9.56cm" svg:x="2cm" svg:y="2.5cm" draw:page-number="11" presentation:class="page"/>
          <draw:frame presentation:style-name="pr29" draw:text-style-name="P3" draw:layer="layout" svg:width="17cm" svg:height="14cm" svg:x="2cm" svg:y="13cm" presentation:class="notes" presentation:placeholder="true">
            <draw:text-box/>
          </draw:frame>
        </presentation:notes>
      </draw:page>
      <draw:page draw:name="page12" draw:style-name="dp1" draw:master-page-name="End" presentation:presentation-page-layout-name="AL1T1">
        <draw:frame presentation:style-name="pr30" draw:text-style-name="P30" draw:layer="layout" svg:width="12.192cm" svg:height="1.923cm" svg:x="13.95cm" svg:y="8.875cm" presentation:class="title" presentation:user-transformed="true">
          <draw:text-box>
            <text:p text:style-name="P1"><text:span text:style-name="T15">THANK YOU</text:span></text:p>
          </draw:text-box>
        </draw:frame>
        <draw:frame presentation:style-name="pr31" draw:text-style-name="P31" draw:layer="layout" svg:width="9.723cm" svg:height="1.843cm" svg:x="13.95cm" svg:y="10.601cm" presentation:class="title" presentation:user-transformed="true">
          <draw:text-box>
            <text:p text:style-name="P1"><text:span text:style-name="T16">Yellow Idea Template for LibreOffice Impress.</text:span><text:span text:style-name="T16"><text:line-break/></text:span><text:span text:style-name="T16">Credit by : @ealita.id, 2020.</text:span></text:p>
          </draw:text-box>
        </draw:frame>
        <presentation:notes draw:style-name="dp2">
          <draw:page-thumbnail draw:style-name="gr1" draw:layer="layout" svg:width="17cm" svg:height="9.56cm" svg:x="2cm" svg:y="2.5cm" draw:page-number="12" presentation:class="page"/>
          <draw:frame presentation:style-name="pr32"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46" draw:display-name="Bitmap 46" xlink:href="Pictures/100000010000009E000000BDC9B8ABD2.png" xlink:type="simple" xlink:show="embed" xlink:actuate="onLoad"/>
    <draw:fill-image draw:name="Bitmap_20_47" draw:display-name="Bitmap 47" xlink:href="Pictures/100000010000004E0000001947AC4CED.png" xlink:type="simple" xlink:show="embed" xlink:actuate="onLoad"/>
    <draw:fill-image draw:name="Bitmap_20_48" draw:display-name="Bitmap 48" xlink:href="Pictures/100000010000004100000019160D6E66.png" xlink:type="simple" xlink:show="embed" xlink:actuate="onLoad"/>
    <draw:fill-image draw:name="Bitmap_20_49" draw:display-name="Bitmap 49" xlink:href="Pictures/100000010000004D0000008B888416C8.png" xlink:type="simple" xlink:show="embed" xlink:actuate="onLoad"/>
    <draw:fill-image draw:name="Bitmap_20_50" draw:display-name="Bitmap 50" xlink:href="Pictures/10000001000000080000002150C19F04.png" xlink:type="simple" xlink:show="embed" xlink:actuate="onLoad"/>
    <draw:fill-image draw:name="Bitmap_20_51" draw:display-name="Bitmap 51" xlink:href="Pictures/100000010000001A0000001A53571996.png" xlink:type="simple" xlink:show="embed" xlink:actuate="onLoad"/>
    <draw:fill-image draw:name="Bitmap_20_52" draw:display-name="Bitmap 52" xlink:href="Pictures/1000000100000021000000088088AFEF.png" xlink:type="simple" xlink:show="embed" xlink:actuate="onLoad"/>
    <draw:fill-image draw:name="Bitmap_20_53" draw:display-name="Bitmap 53" xlink:href="Pictures/100000010000001A0000001A4AD6F094.png" xlink:type="simple" xlink:show="embed" xlink:actuate="onLoad"/>
    <draw:fill-image draw:name="Bitmap_20_54" draw:display-name="Bitmap 54" xlink:href="Pictures/1000000100000021000000082DB946E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text-properties fo:font-size="20pt" style:font-size-asian="20pt" style:font-size-complex="20pt"/>
    </style:style>
    <style:style style:name="Yellow_20_Idea-outline6" style:display-name="Yellow Idea-outline6" style:family="presentation" style:parent-style-name="Yellow_20_Idea-outline5">
      <style:paragraph-properties fo:margin-top="0.1cm" fo:margin-bottom="0cm"/>
      <style:text-properties fo:font-size="20pt" style:font-size-asian="20pt" style:font-size-complex="20pt"/>
    </style:style>
    <style:style style:name="Yellow_20_Idea-outline7" style:display-name="Yellow Idea-outline7" style:family="presentation" style:parent-style-name="Yellow_20_Idea-outline6">
      <style:paragraph-properties fo:margin-top="0.1cm" fo:margin-bottom="0cm"/>
      <style:text-properties fo:font-size="20pt" style:font-size-asian="20pt" style:font-size-complex="20pt"/>
    </style:style>
    <style:style style:name="Yellow_20_Idea-outline8" style:display-name="Yellow Idea-outline8" style:family="presentation" style:parent-style-name="Yellow_20_Idea-outline7">
      <style:paragraph-properties fo:margin-top="0.1cm" fo:margin-bottom="0cm"/>
      <style:text-properties fo:font-size="20pt" style:font-size-asian="20pt" style:font-size-complex="20pt"/>
    </style:style>
    <style:style style:name="Yellow_20_Idea-outline9" style:display-name="Yellow Idea-outline9" style:family="presentation" style:parent-style-name="Yellow_20_Idea-outline8">
      <style:paragraph-properties fo:margin-top="0.1cm" fo:margin-bottom="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loext:decorative="fals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loext:decorative="false"/>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loext:decorative="fals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loext:decorative="false"/>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loext:decorative="false"/>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loext:decorative="false"/>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loext:decorative="false"/>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loext:decorative="false"/>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loext:decorative="false"/>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loext:decorative="false"/>
    </style:style>
    <style:style style:name="Mgr27" style:family="graphic" style:parent-style-name="standard">
      <style:graphic-properties draw:stroke="none" draw:fill="bitmap" draw:fill-image-name="Bitmap_20_46" style:repeat="stretch" draw:textarea-horizontal-align="center" draw:textarea-vertical-align="middle" loext:decorative="false"/>
    </style:style>
    <style:style style:name="Mgr28" style:family="graphic" style:parent-style-name="standard">
      <style:graphic-properties draw:stroke="none" draw:fill="bitmap" draw:fill-image-name="Bitmap_20_47" style:repeat="stretch" draw:textarea-horizontal-align="center" draw:textarea-vertical-align="middle" loext:decorative="false"/>
    </style:style>
    <style:style style:name="Mgr29" style:family="graphic" style:parent-style-name="standard">
      <style:graphic-properties draw:stroke="none" draw:fill="bitmap" draw:fill-image-name="Bitmap_20_48" style:repeat="stretch" draw:textarea-horizontal-align="center" draw:textarea-vertical-align="middle" loext:decorative="false"/>
    </style:style>
    <style:style style:name="Mgr30" style:family="graphic" style:parent-style-name="standard">
      <style:graphic-properties draw:stroke="none" draw:fill="bitmap" draw:fill-image-name="Bitmap_20_49" style:repeat="stretch" draw:textarea-horizontal-align="center" draw:textarea-vertical-align="middle" loext:decorative="false"/>
    </style:style>
    <style:style style:name="Mgr31" style:family="graphic" style:parent-style-name="standard">
      <style:graphic-properties draw:stroke="none" draw:fill="bitmap" draw:fill-image-name="Bitmap_20_50" style:repeat="stretch" draw:textarea-horizontal-align="center" draw:textarea-vertical-align="middle" loext:decorative="false"/>
    </style:style>
    <style:style style:name="Mgr32" style:family="graphic" style:parent-style-name="standard">
      <style:graphic-properties draw:stroke="none" draw:fill="bitmap" draw:fill-image-name="Bitmap_20_51" style:repeat="stretch" draw:textarea-horizontal-align="center" draw:textarea-vertical-align="middle" loext:decorative="false"/>
    </style:style>
    <style:style style:name="Mgr33" style:family="graphic" style:parent-style-name="standard">
      <style:graphic-properties draw:stroke="none" draw:fill="bitmap" draw:fill-image-name="Bitmap_20_52" style:repeat="stretch" draw:textarea-horizontal-align="center" draw:textarea-vertical-align="middle" loext:decorative="false"/>
    </style:style>
    <style:style style:name="Mgr34" style:family="graphic" style:parent-style-name="standard">
      <style:graphic-properties draw:stroke="none" draw:fill="bitmap" draw:fill-image-name="Bitmap_20_53" style:repeat="stretch" draw:textarea-horizontal-align="center" draw:textarea-vertical-align="middle" loext:decorative="false"/>
    </style:style>
    <style:style style:name="Mgr35" style:family="graphic" style:parent-style-name="standard">
      <style:graphic-properties draw:stroke="none" draw:fill="bitmap" draw:fill-image-name="Bitmap_20_54" style:repeat="stretch" draw:textarea-horizontal-align="center" draw:textarea-vertical-align="middle" loext:decorative="fals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loext:decorative="false"/>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loext:decorative="false"/>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loext:decorative="false"/>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loext:decorative="false"/>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loext:decorative="false"/>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loext:decorative="false"/>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loext:decorative="false"/>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loext:decorative="false"/>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loext:decorative="false"/>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loext:decorative="false"/>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loext:decorative="false"/>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loext:decorative="false"/>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loext:decorative="false"/>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loext:decorative="false"/>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loext:decorative="false"/>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loext:decorative="false"/>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loext:decorative="false"/>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loext:decorative="false"/>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loext:decorative="false"/>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loext:decorative="false"/>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loext:decorative="false"/>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loext:decorative="false"/>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loext:decorative="false"/>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loext:decorative="false"/>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loext:decorative="false"/>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loext:decorative="false"/>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loext:decorative="false"/>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loext:decorative="false"/>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loext:decorative="false"/>
    </style:style>
    <style:style style:name="Mpr1"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2"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stroke="none" draw:fill="none" draw:fill-color="#ffffff" draw:auto-grow-height="false" fo:min-height="1.086cm" loext:decorative="false"/>
      <style:paragraph-properties style:writing-mode="lr-tb"/>
    </style:style>
    <style:style style:name="Mpr5" style:family="presentation" style:parent-style-name="Description-backgroundobjects">
      <style:graphic-properties draw:stroke="none" draw:fill="none" draw:fill-color="#ffffff" draw:auto-grow-height="false" fo:min-height="1.397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s-backgroundobjects">
      <style:graphic-properties draw:stroke="none" draw:fill="none" draw:fill-color="#ffffff" draw:auto-grow-height="false" fo:min-height="1.086cm" loext:decorative="false"/>
      <style:paragraph-properties style:writing-mode="lr-tb"/>
    </style:style>
    <style:style style:name="Mpr8" style:family="presentation" style:parent-style-name="Contens-backgroundobjects">
      <style:graphic-properties draw:stroke="none" draw:fill="none" draw:fill-color="#ffffff" draw:auto-grow-height="false" fo:min-height="1.397cm" loext:decorative="false"/>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stroke="none" draw:fill="none" draw:fill-color="#ffffff" draw:auto-grow-height="false" fo:min-height="1.086cm" loext:decorative="false"/>
      <style:paragraph-properties style:writing-mode="lr-tb"/>
    </style:style>
    <style:style style:name="Mpr11" style:family="presentation" style:parent-style-name="Title-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stroke="none" draw:fill="none" draw:fill-color="#ffffff" draw:auto-grow-height="false" fo:min-height="1.086cm" loext:decorative="false"/>
      <style:paragraph-properties style:writing-mode="lr-tb"/>
    </style:style>
    <style:style style:name="Mpr14" style:family="presentation" style:parent-style-name="Article1-backgroundobjects">
      <style:graphic-properties draw:stroke="none" draw:fill="none" draw:fill-color="#ffffff" draw:auto-grow-height="false" fo:min-height="1.397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stroke="none" draw:fill="none" draw:fill-color="#ffffff" draw:auto-grow-height="false" fo:min-height="1.086cm" loext:decorative="false"/>
      <style:paragraph-properties style:writing-mode="lr-tb"/>
    </style:style>
    <style:style style:name="Mpr17" style:family="presentation" style:parent-style-name="Article2-backgroundobjects">
      <style:graphic-properties draw:stroke="none" draw:fill="none" draw:fill-color="#ffffff" draw:auto-grow-height="false" fo:min-height="1.397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stroke="none" draw:fill="none" draw:fill-color="#ffffff" draw:auto-grow-height="false" fo:min-height="1.086cm" loext:decorative="false"/>
      <style:paragraph-properties style:writing-mode="lr-tb"/>
    </style:style>
    <style:style style:name="Mpr20" style:family="presentation" style:parent-style-name="Infographic1-backgroundobjects">
      <style:graphic-properties draw:stroke="none" draw:fill="none" draw:fill-color="#ffffff" draw:auto-grow-height="false" fo:min-height="1.397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3-backgroundobjects">
      <style:graphic-properties draw:stroke="none" draw:fill="none" draw:fill-color="#ffffff" draw:auto-grow-height="false" fo:min-height="1.086cm" loext:decorative="false"/>
      <style:paragraph-properties style:writing-mode="lr-tb"/>
    </style:style>
    <style:style style:name="Mpr23" style:family="presentation" style:parent-style-name="Infographic3-backgroundobjects">
      <style:graphic-properties draw:stroke="none" draw:fill="none" draw:fill-color="#ffffff" draw:auto-grow-height="false" fo:min-height="1.397cm" loext:decorative="false"/>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stroke="none" draw:fill="none" draw:fill-color="#ffffff" draw:auto-grow-height="false" fo:min-height="1.086cm" loext:decorative="false"/>
      <style:paragraph-properties style:writing-mode="lr-tb"/>
    </style:style>
    <style:style style:name="Mpr26" style:family="presentation" style:parent-style-name="End-backgroundobjects">
      <style:graphic-properties draw:stroke="none" draw:fill="none" draw:fill-color="#ffffff" draw:auto-grow-height="false" fo:min-height="1.397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presentation:style-name="Yellow_20_Idea-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7cm" svg:height="9.56cm" svg:x="2cm" svg:y="2.5cm" presentation:class="page"/>
        <draw:frame presentation:style-name="Contens-notes" draw:layer="backgroundobjects" svg:width="17cm" svg:height="14cm" svg:x="2cm" svg:y="13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7cm" svg:height="9.56cm" svg:x="2cm" svg:y="2.5cm" presentation:class="page"/>
        <draw:frame presentation:style-name="Infographic3-notes" draw:layer="backgroundobjects" svg:width="17cm" svg:height="14cm" svg:x="2cm" svg:y="13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24.2.5.2$Linux_X86_64 LibreOffice_project/420$Build-2</meta:generator>
    <meta:creation-date>2024-07-24T19:06:48.905607668</meta:creation-date>
    <meta:editing-duration>PT9M32S</meta:editing-duration>
    <meta:editing-cycles>2</meta:editing-cycles>
    <dc:date>2024-07-24T19:16:20.575927639</dc:date>
    <meta:document-statistic meta:object-count="511"/>
  </office:meta>
</office:document-meta>
</file>